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Charter" svg:font-family="'Bitstream Charter'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add" officeooo:paragraph-rsid="001f3add"/>
    </style:style>
    <style:style style:name="P2" style:family="paragraph" style:parent-style-name="Standard">
      <style:paragraph-properties fo:break-before="page"/>
      <style:text-properties officeooo:rsid="001f3add" officeooo:paragraph-rsid="001f3add"/>
    </style:style>
    <style:style style:name="P3" style:family="paragraph" style:parent-style-name="Standard">
      <style:text-properties officeooo:rsid="001f3add" officeooo:paragraph-rsid="0020ae12"/>
    </style:style>
    <style:style style:name="P4" style:family="paragraph" style:parent-style-name="Text_20_body">
      <style:text-properties officeooo:rsid="001f3add" officeooo:paragraph-rsid="0020ae12"/>
    </style:style>
    <style:style style:name="P5" style:family="paragraph" style:parent-style-name="Standard">
      <style:paragraph-properties fo:margin-left="0.741cm" fo:margin-right="0cm" fo:text-align="center" style:justify-single-word="false" fo:text-indent="0cm" style:auto-text-indent="false"/>
      <style:text-properties fo:color="#c9211e" loext:opacity="100%" fo:font-weight="bold" officeooo:rsid="001f3add" officeooo:paragraph-rsid="001f3add" style:font-weight-asian="bold" style:font-weight-complex="bold"/>
    </style:style>
    <style:style style:name="P6" style:family="paragraph" style:parent-style-name="Text_20_body">
      <style:text-properties officeooo:paragraph-rsid="0020ae12"/>
    </style:style>
    <style:style style:name="T1" style:family="text">
      <style:text-properties officeooo:rsid="0020ae1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0ae12"/>
    </style:style>
    <style:style style:name="T4" style:family="text">
      <style:text-properties style:text-underline-style="solid" style:text-underline-width="auto" style:text-underline-color="font-color" officeooo:rsid="0023aea5"/>
    </style:style>
    <style:style style:name="T5" style:family="text">
      <style:text-properties officeooo:rsid="002241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hier des charges <text:span text:style-name="T5">du groupe SAE : <text:s text:c="11"/>groupe TP : <text:s text:c="5"/></text:span></text:p>
      <text:p text:style-name="P1"/>
      <text:p text:style-name="P4"><text:span text:style-name="Strong_20_Emphasis"><text:span text:style-name="T2">Étudiant </text:span></text:span><text:span text:style-name="Strong_20_Emphasis"><text:span text:style-name="T3">1 :</text:span></text:span></text:p>
      <text:p text:style-name="P4"><text:span text:style-name="Strong_20_Emphasis"><text:span text:style-name="T1">T</text:span></text:span><text:span text:style-name="Strong_20_Emphasis">able :</text:span><text:line-break/><text:span text:style-name="Emphasis">(Nom de la table à indiquer ici)</text:span></text:p>
      <text:p text:style-name="Text_20_body"><text:span text:style-name="Strong_20_Emphasis">Colonnes :</text:span><text:line-break/><text:span text:style-name="Emphasis">(Lister les colonnes concernées)</text:span></text:p>
      <text:p text:style-name="Text_20_body"><text:span text:style-name="Strong_20_Emphasis">Modifications :</text:span><text:line-break/><text:span text:style-name="Emphasis">(Décrire les changements effectués — ajout, suppression, modification de type, etc.)</text:span></text:p>
      <text:p text:style-name="Text_20_body"><text:span text:style-name="Strong_20_Emphasis">Clé(s) étrangère(s) :</text:span><text:line-break/><text:span text:style-name="Emphasis">(Préciser les clés étrangères créées, modifiées ou supprimées, ainsi que leurs relations)</text:span></text:p>
      <text:p text:style-name="Text_20_body"><text:span text:style-name="Emphasis"><text:span text:style-name="Strong_20_Emphasis">État :</text:span></text:span><text:span text:style-name="Emphasis"><text:line-break/>(Indiquer l’état de la table et les calculs associés à cette table)</text:span></text:p>
      <text:p text:style-name="Text_20_body"><text:span text:style-name="Strong_20_Emphasis">Paramétrage de l’état :</text:span><text:line-break/><text:span text:style-name="Emphasis">(Décrire les paramètres saisis avant de valider)</text:span></text:p>
      <text:p text:style-name="Text_20_body"><text:span text:style-name="Emphasis"/></text:p>
      <text:p text:style-name="P1"/>
      <text:p text:style-name="P3"/>
      <text:p text:style-name="P4"><text:span text:style-name="Strong_20_Emphasis"><text:span text:style-name="T2">Étudiant </text:span></text:span><text:span text:style-name="Strong_20_Emphasis"><text:span text:style-name="T4">2</text:span></text:span><text:span text:style-name="Strong_20_Emphasis"><text:span text:style-name="T3"> :</text:span></text:span></text:p>
      <text:p text:style-name="P4"><text:span text:style-name="Strong_20_Emphasis"><text:span text:style-name="T1">T</text:span></text:span><text:span text:style-name="Strong_20_Emphasis">able :</text:span><text:line-break/><text:span text:style-name="Emphasis">(Nom de la table à indiquer ici)</text:span></text:p>
      <text:p text:style-name="P6"><text:span text:style-name="Strong_20_Emphasis">Colonnes :</text:span><text:line-break/><text:span text:style-name="Emphasis">(Lister les colonnes concernées)</text:span></text:p>
      <text:p text:style-name="P6"><text:span text:style-name="Strong_20_Emphasis">Modifications :</text:span><text:line-break/><text:span text:style-name="Emphasis">(Décrire les changements effectués — ajout, suppression, modification de type, etc.)</text:span></text:p>
      <text:p text:style-name="P6"><text:span text:style-name="Strong_20_Emphasis">Clé(s) étrangère(s) :</text:span><text:line-break/><text:span text:style-name="Emphasis">(Préciser les clés étrangères créées, modifiées ou supprimées, ainsi que leurs relations)</text:span></text:p>
      <text:p text:style-name="P6"><text:span text:style-name="Strong_20_Emphasis">État :</text:span><text:span text:style-name="Emphasis"><text:line-break/>(Indiquer l’état de la table et les calculs associés à cette table)</text:span></text:p>
      <text:p text:style-name="P6"><text:span text:style-name="Strong_20_Emphasis">Paramétrage de l’état :</text:span><text:line-break/><text:span text:style-name="Emphasis">(Décrire les paramètres saisis avant de valider)</text:span></text:p>
      <text:p text:style-name="P4"><text:span text:style-name="Emphasis"/></text:p>
      <text:p text:style-name="P1"/>
      <text:p text:style-name="P2"/>
      <text:p text:style-name="P3"/>
      <text:p text:style-name="P4"><text:span text:style-name="Strong_20_Emphasis"><text:span text:style-name="T2">Étudiant </text:span></text:span><text:span text:style-name="Strong_20_Emphasis"><text:span text:style-name="T3">3 :</text:span></text:span></text:p>
      <text:p text:style-name="P4"><text:span text:style-name="Strong_20_Emphasis"><text:span text:style-name="T1">T</text:span></text:span><text:span text:style-name="Strong_20_Emphasis">able :</text:span><text:line-break/><text:span text:style-name="Emphasis">(Nom de la table à indiquer ici)</text:span></text:p>
      <text:p text:style-name="P6"><text:span text:style-name="Strong_20_Emphasis">Colonnes :</text:span><text:line-break/><text:span text:style-name="Emphasis">(Lister les colonnes concernées)</text:span></text:p>
      <text:p text:style-name="P6"><text:span text:style-name="Strong_20_Emphasis">Modifications :</text:span><text:line-break/><text:span text:style-name="Emphasis">(Décrire les changements effectués — ajout, suppression, modification de type, etc.)</text:span></text:p>
      <text:p text:style-name="P6"><text:span text:style-name="Strong_20_Emphasis">Clé(s) étrangère(s) :</text:span><text:line-break/><text:span text:style-name="Emphasis">(Préciser les clés étrangères créées, modifiées ou supprimées, ainsi que leurs relations)</text:span></text:p>
      <text:p text:style-name="P6"><text:span text:style-name="Strong_20_Emphasis">État :</text:span><text:span text:style-name="Emphasis"><text:line-break/>(Indiquer l’état de la table et les calculs associés à cette table)</text:span></text:p>
      <text:p text:style-name="P6"><text:span text:style-name="Strong_20_Emphasis">Paramétrage de l’état :</text:span><text:line-break/><text:span text:style-name="Emphasis">(Décrire les paramètres saisis avant de valider)</text:span></text:p>
      <text:p text:style-name="P4"><text:span text:style-name="Emphasis"/></text:p>
      <text:p text:style-name="P1"/>
      <text:p text:style-name="P3"/>
      <text:p text:style-name="P4"><text:span text:style-name="Strong_20_Emphasis"><text:span text:style-name="T2">Étudiant </text:span></text:span><text:span text:style-name="Strong_20_Emphasis"><text:span text:style-name="T3">4 :</text:span></text:span></text:p>
      <text:p text:style-name="P4"><text:span text:style-name="Strong_20_Emphasis"><text:span text:style-name="T1">T</text:span></text:span><text:span text:style-name="Strong_20_Emphasis">able :</text:span><text:line-break/><text:span text:style-name="Emphasis">(Nom de la table à indiquer ici)</text:span></text:p>
      <text:p text:style-name="P6"><text:span text:style-name="Strong_20_Emphasis">Colonnes :</text:span><text:line-break/><text:span text:style-name="Emphasis">(Lister les colonnes concernées)</text:span></text:p>
      <text:p text:style-name="P6"><text:span text:style-name="Strong_20_Emphasis">Modifications :</text:span><text:line-break/><text:span text:style-name="Emphasis">(Décrire les changements effectués — ajout, suppression, modification de type, etc.)</text:span></text:p>
      <text:p text:style-name="P6"><text:span text:style-name="Strong_20_Emphasis">Clé(s) étrangère(s) :</text:span><text:line-break/><text:span text:style-name="Emphasis">(Préciser les clés étrangères créées, modifiées ou supprimées, ainsi que leurs relations)</text:span></text:p>
      <text:p text:style-name="P6"><text:span text:style-name="Strong_20_Emphasis">État :</text:span><text:span text:style-name="Emphasis"><text:line-break/>(Indiquer l’état de la table et les calculs associés à cette table)</text:span></text:p>
      <text:p text:style-name="P6"><text:span text:style-name="Strong_20_Emphasis">Paramétrage de l’état :</text:span><text:line-break/><text:span text:style-name="Emphasis">(Décrire les paramètres saisis avant de valider)</text:span></text:p>
      <text:p text:style-name="P4"><text:span text:style-name="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Charter" svg:font-family="'Bitstream Charter'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Bitstream Charter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Bitstream Charter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itstream Charter" fo:font-family="'Bitstream Charter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itstream Charter" fo:font-family="'Bitstream Charter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Charter" fo:font-family="'Bitstream Charter'" style:font-family-generic="roman"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07:20:48.293858500</meta:creation-date>
    <dc:date>2025-11-09T10:13:02.148724826</dc:date>
    <meta:editing-duration>P2DT2H46M54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2" meta:paragraph-count="29" meta:word-count="290" meta:character-count="1871" meta:non-whitespace-character-count="1589"/>
  </office:meta>
</office:document-meta>
</file>